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erif"/>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l" fo:country="GR"/>
    </style:style>
    <style:style style:name="P3" style:family="paragraph" style:parent-style-name="Standard">
      <style:text-properties fo:font-variant="normal" fo:text-transform="none" fo:color="#000000" style:font-name="Merriweather" fo:font-size="13.5pt" fo:letter-spacing="normal" fo:language="el" fo:country="GR" fo:font-style="normal" fo:font-weight="normal"/>
    </style:style>
    <style:style style:name="P4" style:family="paragraph" style:parent-style-name="Standard">
      <style:text-properties fo:font-variant="normal" fo:text-transform="none" fo:color="#000000" style:font-name="Merriweather" fo:font-size="13.5pt" fo:letter-spacing="normal" fo:language="en" fo:country="US" fo:font-style="normal" fo:font-weight="normal"/>
    </style:style>
    <style:style style:name="T1" style:family="text">
      <style:text-properties fo:color="#222222" style:font-name="sans-serif" fo:font-size="10.5pt" fo:letter-spacing="normal" fo:font-style="italic" fo:font-weight="normal"/>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italic" fo:font-weight="normal"/>
    </style:style>
    <style:style style:name="T4" style:family="text">
      <style:text-properties fo:font-variant="normal" fo:text-transform="none" fo:color="#222222" style:font-name="sans-serif" fo:font-size="10.5pt" fo:letter-spacing="normal" fo:language="el" fo:country="GR" fo:font-style="normal" fo:font-weight="normal"/>
    </style:style>
    <style:style style:name="T5" style:family="text">
      <style:text-properties fo:font-variant="normal" fo:text-transform="none" fo:color="#000000" style:font-name="Merriweather" fo:font-size="13.5pt" fo:letter-spacing="normal" fo:language="el" fo:country="GR" fo:font-style="normal" fo:font-weight="normal"/>
    </style:style>
    <style:style style:name="T6" style:family="text">
      <style:text-properties fo:font-variant="normal" fo:text-transform="none" fo:color="#000000" style:font-name="Merriweather" fo:font-size="13.5pt" fo:letter-spacing="normal" fo:language="en" fo:country="US" fo:font-style="normal" fo:font-weight="normal"/>
    </style:style>
    <style:style style:name="T7" style:family="text">
      <style:text-properties fo:font-variant="normal" fo:text-transform="none" fo:color="#000000" style:font-name="Merriweather" fo:font-size="13.5pt" fo:letter-spacing="normal" fo:font-style="normal" fo:font-weight="normal"/>
    </style:style>
    <style:style style:name="T8" style:family="text">
      <style:text-properties fo:language="el" fo:country="GR"/>
    </style:style>
    <style:style style:name="T9"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γραφικά1" text:anchor-type="as-char" svg:width="14.185cm" svg:height="7.98cm" draw:z-index="0"><draw:image xlink:href="https://dw8stlw9qt0iz.cloudfront.net/93su31AO--sZwRNv9_CB3LZK0-8=/fit-in/800x450/filters:format(jpeg):quality(75)/curiosity-data.s3.amazonaws.com/images/content/landscape/standard/524252e5-5813-4d77-895e-f495cde72356.jpg" xlink:type="simple" xlink:show="embed" xlink:actuate="onLoad"/></draw:frame> </text:p>
      <text:p text:style-name="P1"/>
      <text:p text:style-name="P1">Πως ξεκινάει κάποιος να γράψει για έναν από τους μεγαλύτερους επιστήμονες του 20ου αιώνα ή για ένα από τα πιο διάσημα “εναλλακτικά” πορτραίτα στην ιστορία της φωτογραφίας;</text:p>
      <text:p text:style-name="P1"/>
      <text:p text:style-name="Standard"><text:span text:style-name="T8">Ίσως με μία ερώτηση.<text:line-break/><text:line-break/>Ποιό ειναι το πρώτο πράγμα που έρχεται στο μυαλό ενός σύγχρονου ανθρώπου όταν ακούει το όνομα του Άλμπερτ Άινσταιν; Σε κάποιους έρχεται η Θεωρία της Σχετικότητας, η εξίσωση </text:span><text:span text:style-name="T1">E</text:span><text:span text:style-name="T3"> </text:span><text:span text:style-name="T2">= </text:span><text:span text:style-name="T1">mc</text:span><text:span text:style-name="T2">², </text:span><text:span text:style-name="T4">ή και η βράβευση με το Νόμπελ Φυσικής. Μάλλον όμως για να είμαστε ειλικρινείς θα πρέπει να παραδεχτούμε οτι οι περισσότεροι από εμάς, όταν ακούμε το όνομα του σπουδαίου επιστήμονα του περασμένου αιώνα το πρώτο πράγμα που μας έρχεται στο μυαλό είναι μία φωτογραφία. Μία φωτογραφία που δεν σχετίζεται με την “σοβαρότητα” και την “αυστηρότητα”</text:span><text:span text:style-name="T8"> την οποία συνήθως παρουσιάζει ένας καθηγητής Πανεπιστημίου (Πανεπιστήμιο της Ζυρίχης, Πανεπιστήμιο Βερολίνου κλπ)</text:span><text:span text:style-name="T9"> </text:span><text:span text:style-name="T8">ή ένας νομπελίστας, αλλά με την χαλαρότητα ενός ανθρωπου που την στιγμή εκείνη - την οποία το κλείστρο της κάμερας ενεργοποίηθηκε – βρισκόταν σε μία ευχάριστη διάθεση! Κι όμως η πραγματικότητα διαφέρει σημαντικά! </text:span></text:p>
      <text:p text:style-name="P1"/>
      <text:p text:style-name="Standard"><text:span text:style-name="T8">Στις 14 Μαρτίου του 1951, στο Πανεπιστήμιο του Πρίνστον στο Νιου Τζέρσει των Ηνωμένων Πολιτειών, λαμβάνει χώρα ένα “πάρτυ” προς τιμήν των 72ων γενεθλίων του Άλμπερτ Άινσταιν. Ο χώρος της εκδήλωσης είχε κατακληστεί από νωρίς από φωτογράφους οι οποίοι δεν σταμάτησαν να αλλάζουν/αντικαθιστούν τα ρολό (φιλμ) των αναλογικών καμερών - της εποχής τους - όλο το βράδυ. Περνόντας λοιπόν μία ολόκληρη βραδιά χαμογελόντας για χάρη των φωτογραφιών, ο Άινσταιν αποφάσισε να αποχωρήσει. Ανεβαίνοντας λοιπόν, στο αυτοκίνητο για να πάρει το δρόμο της επιστροφής, ήταν ιδιαιτέρος εκνευρισμένος. Οι φωτογράφοι τον ακολούθησαν και σύμφωνα με αναφορές φώναξε προς το μέρος τους </text:span><text:span text:style-name="T9">“That's Enough!” (“</text:span><text:span text:style-name="T8">Αρκετά!</text:span><text:span text:style-name="T9">”) </text:span><text:span text:style-name="T8">αλλά αυτοί δεν φαίνεται να άλλαξαν τη στάση τους! Τότε εξοργισμένος έβγαλε της γλώσσα του, κοροιδευτικά προς το μέρος τους. Η τύχη χαμογέλασε στον </text:span><text:span text:style-name="T5">Arthur Sasse </text:span><text:span text:style-name="T6">(</text:span><text:span text:style-name="T5">Πρακτορείο </text:span><text:span text:style-name="T6">UPI)</text:span><text:span text:style-name="T5">, ο οποίος πρόλαβε να απαθανατήσει τη στιγμή και να χαρίσει στην ανθρωπότητα ένα από τα πιο χαρακτηριστικά της πορτραίτα. <text:line-break/><text:line-break/>Αν και ο</text:span><text:span text:style-name="T6"> Sasse </text:span><text:span text:style-name="T5">υπέβαλε τη φωτογραφία προς δημοσίευση στο Δίκτυο Διεθνών Ειδήσεογραφικών Φωτογραφιών, παραλίγο να μείνει για πάντα εκεί και να μην βγει ποτέ </text:span><text:soft-page-break/><text:span text:style-name="T5">προς τα έξω.Οι συντάκτες, αν και αμφισβήτησαν σε σημαντικό βαθμό την καταλληλότητα του να δημοσιευθεί μιας “τέτοιου είδους” φωτογραφία ενός τόσο αξιότιμου προσώπου, αποφάσισαν να συνεχίσουν όταν έμαθαν το πόσο άρεσε στον ίδιο τον Άινσταιν η συγκεκριμένη λήψη! Ο ίδιος μάλιστα ζήτησε από το πρακτορείο 9 αντίγραφα της φωτογραφίας ώστε να την αποστείλει με προσωπικές ευχαριστίριες κάρτες. Κυρίως έχουμε γνωρίσει τη συγκεκριμένη φωτογραφία περικεκομμένη αποκλειστικά και μόνο με το πρόσωπο του ίδιου. </text:span></text:p>
      <text:p text:style-name="P3"/>
      <text:p text:style-name="Standard"><text:span text:style-name="T5">Η συγκεκριμένη φωτογραφία λοιπόν, που αποτέλεσε στιγμιότυπο της 14ης Μαρτίου του 1951, χαρακτηρίστηκε από την </text:span><text:span text:style-name="T6">Guardian </text:span><text:span text:style-name="T5">ως “Αναμφισβήτητα μία από τις πιο γνωστές φωτογραφίες τύπου οποιασδήποτε προσωπικότητας του 20ού αιώνα” και πωλήθηκε το 2017 σε μία δημοπρασία έναντι 125.000(!) Δολλαρίων.<text:line-break/><text:line-break/>Φωτογράφος : <text:s/>Arthur Sasse</text:span></text:p>
      <text:p text:style-name="Standard"><text:span text:style-name="T5">Αριστερά του Άινσταιν βρίσκεται ο </text:span><text:span text:style-name="T7">Dr. Frank Aydelotte, </text:span><text:span text:style-name="T5">ενώ στα δεξιά του, η γυναίκα του <text:s/>Aydelotte, </text:span><text:span text:style-name="T6">Marie Jeanette.</text:span></text:p>
      <text:p text:style-name="P4"/>
      <text:p text:style-name="Standard"><text:span text:style-name="T6"><draw:frame draw:style-name="fr1" draw:name="γραφικά2" text:anchor-type="as-char" svg:width="10.814cm" svg:height="10.814cm" draw:z-index="1"><draw:image xlink:href="https://allthatsinteresting.com/wordpress/wp-content/uploads/2017/07/einstein-picture-cropped-closeup.jpg" xlink:type="simple" xlink:show="embed" xlink:actuate="onLoad"/></draw:frame></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erif"/>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oebus Polyzos</meta:initial-creator>
    <meta:creation-date>2019-09-17T21:09:01.51</meta:creation-date>
    <dc:date>2019-09-18T02:41:45.87</dc:date>
    <dc:creator>Phoebus Polyzos</dc:creator>
    <meta:editing-duration>PT4M25S</meta:editing-duration>
    <meta:editing-cycles>2</meta:editing-cycles>
    <meta:generator>OpenOffice/4.1.5$Win32 OpenOffice.org_project/415m1$Build-9789</meta:generator>
    <meta:document-statistic meta:table-count="0" meta:image-count="2" meta:object-count="0" meta:page-count="2" meta:paragraph-count="7" meta:word-count="473" meta:character-count="3124"/>
  </office:meta>
</office:document-meta>
</file>